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adornments="Regular"/>
    <style:font-face style:name="Arial1" svg:font-family="Arial" style:font-family-generic="swiss"/>
    <style:font-face style:name="Verdana" svg:font-family="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2" svg:font-family="Verdana" style:font-adornments="Обычный" style:font-family-generic="swiss" style:font-pitch="variable"/>
    <style:font-face style:name="Verdana1" svg:font-family="Verdana" style:font-adornments="Полужирный"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13cm" fo:margin-left="0cm" fo:margin-right="-0.012cm" table:align="margins"/>
    </style:style>
    <style:style style:name="Таблица1.A" style:family="table-column">
      <style:table-column-properties style:column-width="6.371cm" style:rel-column-width="3612*"/>
    </style:style>
    <style:style style:name="Таблица1.B" style:family="table-column">
      <style:table-column-properties style:column-width="5.403cm" style:rel-column-width="3063*"/>
    </style:style>
    <style:style style:name="Таблица1.C" style:family="table-column">
      <style:table-column-properties style:column-width="5.239cm" style:rel-column-width="2970*"/>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диалог">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language="ru" fo:country="RU" fo:font-weight="normal" style:font-weight-asian="normal" style:font-weight-complex="normal"/>
    </style:style>
    <style:style style:name="P6" style:family="paragraph" style:parent-style-name="Text_20_body" style:list-style-name="диалог">
      <style:text-properties fo:language="ru" fo:country="RU" fo:font-weight="normal" style:font-weight-asian="normal" style:font-weight-complex="normal"/>
    </style:style>
    <style:style style:name="P7" style:family="paragraph" style:parent-style-name="Text_20_body">
      <style:text-properties fo:language="ru" fo:country="RU" fo:font-weight="bold" style:font-weight-asian="bold" style:font-weight-complex="bold"/>
    </style:style>
    <style:style style:name="P8" style:family="paragraph" style:parent-style-name="Text_20_body" style:list-style-name="диалог"/>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fo:language="ru" fo:country="RU" fo:font-weight="bold" style:font-size-asian="10pt" style:font-weight-asian="bold" style:font-size-complex="10pt" style:font-weight-complex="bold"/>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fo:font-style="italic" style:font-style-asian="italic" style:font-style-complex="italic"/>
    </style:style>
    <style:style style:name="T4" style:family="text">
      <style:text-properties style:use-window-font-color="true" fo:language="ru" fo:country="RU"/>
    </style:style>
    <style:style style:name="T5" style:family="text">
      <style:text-properties style:use-window-font-color="true" fo:language="ru" fo:country="RU" fo:font-style="italic" style:font-style-asian="italic" style:font-style-complex="italic"/>
    </style:style>
    <style:style style:name="T6" style:family="text">
      <style:text-properties style:use-window-font-color="true" fo:language="ru" fo:country="RU" fo:font-weight="normal" style:font-weight-asian="normal" style:font-weight-complex="normal"/>
    </style:style>
    <style:style style:name="T7" style:family="text">
      <style:text-properties style:use-window-font-color="true" fo:language="en" fo:country="US"/>
    </style:style>
    <style:style style:name="T8"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0">Похвала</text:p>
          </table:table-cell>
          <table:table-cell table:style-name="Таблица1.A1" office:value-type="string">
            <text:p text:style-name="P9">Переизбыток</text:p>
            <text:p text:style-name="P9"><text:a xlink:type="simple" xlink:href="https://mel.fm/problema_i_resheniye/1738065-real_loser" text:style-name="Internet_20_link" text:visited-style-name="Visited_20_Internet_20_Link">переоценка</text:a> (2)</text:p>
            <text:p text:style-name="P9"><text:a xlink:type="simple" xlink:href="https://mel.fm/problema_i_resheniye/1738065-real_loser" text:style-name="Internet_20_link" text:visited-style-name="Visited_20_Internet_20_Link">перехваливание</text:a> (1)</text:p>
          </table:table-cell>
          <table:table-cell table:style-name="Таблица1.C1" office:value-type="string">
            <text:p text:style-name="P9">Недостаток</text:p>
            <text:p text:style-name="P9"><text:a xlink:type="simple" xlink:href="https://mel.fm/detskaya_psikhologiya/4256038-no_talent" text:style-name="Internet_20_link" text:visited-style-name="Visited_20_Internet_20_Link">отсутствие похвалы</text:a> (3)</text:p>
            <text:p text:style-name="P9"><text:a xlink:type="simple" xlink:href="https://mel.fm/detskaya_psikhologiya/379152-unemployed" text:style-name="Internet_20_link" text:visited-style-name="Visited_20_Internet_20_Link">непоощрение</text:a> (3)</text:p>
            <text:p text:style-name="P9"><text:a xlink:type="simple" xlink:href="https://mel.fm/detskaya_psikhologiya/9572130-harmful_advice" text:style-name="Internet_20_link" text:visited-style-name="Visited_20_Internet_20_Link">но вот если бы</text:a> (5)</text:p>
            <text:p text:style-name="P9"><text:a xlink:type="simple" xlink:href="https://mel.fm/problema_i_resheniye/1738065-real_loser" text:style-name="Internet_20_link" text:visited-style-name="Visited_20_Internet_20_Link">сравнение</text:a> (3)</text:p>
          </table:table-cell>
        </table:table-row>
        <table:table-row>
          <table:table-cell table:style-name="Таблица1.A2" office:value-type="string">
            <text:p text:style-name="P10">Благодарность</text:p>
          </table:table-cell>
          <table:table-cell table:style-name="Таблица1.A1" office:value-type="string">
            <text:p text:style-name="P1">Переизбыток</text:p>
          </table:table-cell>
          <table:table-cell table:style-name="Таблица1.C1" office:value-type="string">
            <text:p text:style-name="P9">Недостаток </text:p>
            <text:p text:style-name="P9"><text:a xlink:type="simple" xlink:href="https://mel.fm/otnosheniya_s_detmi/3061458-rudeness" text:style-name="Internet_20_link" text:visited-style-name="Visited_20_Internet_20_Link">как должное</text:a> (3)</text:p>
            <text:p text:style-name="P9">упреки </text:p>
          </table:table-cell>
        </table:table-row>
        <table:table-row>
          <table:table-cell table:style-name="Таблица1.A2" office:value-type="string">
            <text:p text:style-name="P10">Контроль</text:p>
          </table:table-cell>
          <table:table-cell table:style-name="Таблица1.A2" office:value-type="string">
            <text:p text:style-name="P9">Переизбыток</text:p>
            <text:p text:style-name="P9">Запреты</text:p>
            <text:p text:style-name="P9"><text:a xlink:type="simple" xlink:href="https://mel.fm/otnosheniya-v-semye/8973021-control_freak" text:style-name="Internet_20_link" text:visited-style-name="Visited_20_Internet_20_Link">правила</text:a> (1)</text:p>
            <text:p text:style-name="P9"><text:a xlink:type="simple" xlink:href="https://mel.fm/otnosheniya-v-semye/8973021-control_freak" text:style-name="Internet_20_link" text:visited-style-name="Visited_20_Internet_20_Link">опасность</text:a> (3)</text:p>
            <text:p text:style-name="P9"><text:a xlink:type="simple" xlink:href="https://mel.fm/detskaya_psikhologiya/379152-unemployed" text:style-name="Internet_20_link" text:visited-style-name="Visited_20_Internet_20_Link">сверхконтроль</text:a> (4)</text:p>
          </table:table-cell>
          <table:table-cell table:style-name="Таблица1.C3" office:value-type="string">
            <text:p text:style-name="P9">Недостаток</text:p>
            <text:p text:style-name="P9">свобода</text:p>
          </table:table-cell>
        </table:table-row>
        <table:table-row>
          <table:table-cell table:style-name="Таблица1.A2" office:value-type="string">
            <text:p text:style-name="P10">Внимание </text:p>
          </table:table-cell>
          <table:table-cell table:style-name="Таблица1.A2" office:value-type="string">
            <text:p text:style-name="P9">Переизбыток</text:p>
            <text:p text:style-name="P9"><text:a xlink:type="simple" xlink:href="https://mel.fm/detskaya_psikhologiya/9461235-relations" text:style-name="Internet_20_link" text:visited-style-name="Visited_20_Internet_20_Link">нарушение личных границ</text:a> (3)</text:p>
          </table:table-cell>
          <table:table-cell table:style-name="Таблица1.C1" office:value-type="string">
            <text:p text:style-name="P9">Недостаток </text:p>
            <text:p text:style-name="P9"><text:a xlink:type="simple" xlink:href="https://mel.fm/detskaya_psikhologiya/9461235-relations" text:style-name="Internet_20_link" text:visited-style-name="Visited_20_Internet_20_Link">равнодушие</text:a> (4)</text:p>
            <text:p text:style-name="P9"><text:a xlink:type="simple" xlink:href="https://mel.fm/otnosheniya-v-semye/8973021-control_freak" text:style-name="Internet_20_link" text:visited-style-name="Visited_20_Internet_20_Link">неумение слушать</text:a> (2)</text:p>
            <text:p text:style-name="P9"><text:a xlink:type="simple" xlink:href="https://mel.fm/detskaya_psikhologiya/9572130-harmful_advice" text:style-name="Internet_20_link" text:visited-style-name="Visited_20_Internet_20_Link">безучастие</text:a> (6)</text:p>
            <text:p text:style-name="P9"><text:a xlink:type="simple" xlink:href="https://mel.fm/detskaya_psikhologiya/671895-greed" text:style-name="Internet_20_link" text:visited-style-name="Visited_20_Internet_20_Link">неприоритетность</text:a> (4)</text:p>
          </table:table-cell>
        </table:table-row>
        <table:table-row>
          <table:table-cell table:style-name="Таблица1.A2" office:value-type="string">
            <text:p text:style-name="P11">Взаимодействия внутри семьи</text:p>
          </table:table-cell>
          <table:table-cell table:style-name="Таблица1.A2" office:value-type="string">
            <text:p text:style-name="P9">Соперничество</text:p>
          </table:table-cell>
          <table:table-cell table:style-name="Таблица1.C3" office:value-type="string">
            <text:p text:style-name="P9"><text:a xlink:type="simple" xlink:href="https://mel.fm/detskaya_psikhologiya/9572130-harmful_advice" text:style-name="Internet_20_link" text:visited-style-name="Visited_20_Internet_20_Link">Коалиция</text:a> (1)</text:p>
          </table:table-cell>
        </table:table-row>
        <table:table-row>
          <table:table-cell table:style-name="Таблица1.A2" table:number-rows-spanned="2" office:value-type="string">
            <text:p text:style-name="P11">Вежливость</text:p>
          </table:table-cell>
          <table:table-cell table:style-name="Таблица1.A2" office:value-type="string">
            <text:p text:style-name="P9">Переизбыток</text:p>
            <text:p text:style-name="P9"><text:a xlink:type="simple" xlink:href="https://mel.fm/otnosheniya_s_detmi/3061458-rudeness" text:style-name="Internet_20_link" text:visited-style-name="Visited_20_Internet_20_Link">лицемерие</text:a> (4)</text:p>
            <text:p text:style-name="P9"><text:soft-page-break/></text:p>
          </table:table-cell>
          <table:table-cell table:style-name="Таблица1.C3" office:value-type="string">
            <text:p text:style-name="P9">Недостаток</text:p>
            <text:p text:style-name="P9"><text:a xlink:type="simple" xlink:href="https://mel.fm/otnosheniya_s_detmi/3061458-rudeness" text:style-name="Internet_20_link" text:visited-style-name="Visited_20_Internet_20_Link">хамство</text:a> (1, 2)</text:p>
          </table:table-cell>
        </table:table-row>
        <table:table-row>
          <table:covered-table-cell/>
          <table:table-cell table:style-name="Таблица1.C3" table:number-columns-spanned="2" office:value-type="string">
            <text:p text:style-name="P9"/>
            <text:p text:style-name="P9"><text:a xlink:type="simple" xlink:href="https://mel.fm/otnosheniya_s_detmi/3061458-rudeness" text:style-name="Internet_20_link" text:visited-style-name="Visited_20_Internet_20_Link">ориентир на общественное мнение</text:a> (5)</text:p>
          </table:table-cell>
          <table:covered-table-cell/>
        </table:table-row>
        <table:table-row>
          <table:table-cell table:style-name="Таблица1.A2" office:value-type="string">
            <text:p text:style-name="P10">Внесемейные отношения</text:p>
          </table:table-cell>
          <table:table-cell table:style-name="Таблица1.A2" office:value-type="string">
            <text:p text:style-name="P9">Переизбыток</text:p>
            <text:p text:style-name="P9">Соперничество</text:p>
          </table:table-cell>
          <table:table-cell table:style-name="Таблица1.C3" office:value-type="string">
            <text:p text:style-name="P9">Недостаток</text:p>
            <text:p text:style-name="P9"><text:a xlink:type="simple" xlink:href="https://mel.fm/detskaya_psikhologiya/9572130-harmful_advice" text:style-name="Internet_20_link" text:visited-style-name="Visited_20_Internet_20_Link">Сомнения в друзьях</text:a> (2)</text:p>
            <text:p text:style-name="P9"><text:a xlink:type="simple" xlink:href="https://mel.fm/problema_i_resheniye/1738065-real_loser" text:style-name="Internet_20_link" text:visited-style-name="Visited_20_Internet_20_Link">изоляция</text:a> (7)</text:p>
            <text:p text:style-name="P9">запрет на общение с друзьями</text:p>
            <text:p text:style-name="P9"><text:a xlink:type="simple" xlink:href="https://mel.fm/problema_i_resheniye/1738065-real_loser" text:style-name="Internet_20_link" text:visited-style-name="Visited_20_Internet_20_Link">сомнение в соц-навыках</text:a> (5)</text:p>
          </table:table-cell>
        </table:table-row>
        <table:table-row>
          <table:table-cell table:style-name="Таблица1.A2" office:value-type="string">
            <text:p text:style-name="P10">Помощь</text:p>
          </table:table-cell>
          <table:table-cell table:style-name="Таблица1.A2" office:value-type="string">
            <text:p text:style-name="P9">Переизбыток</text:p>
            <text:p text:style-name="P9">развитие несамостоятельности</text:p>
          </table:table-cell>
          <table:table-cell table:style-name="Таблица1.C1" office:value-type="string">
            <text:p text:style-name="P9">Недостаток</text:p>
            <text:p text:style-name="P9"><text:a xlink:type="simple" xlink:href="https://mel.fm/problema_i_resheniye/1738065-real_loser" text:style-name="Internet_20_link" text:visited-style-name="Visited_20_Internet_20_Link">создание ощущения провала</text:a> (4)</text:p>
            <text:p text:style-name="P9"><text:a xlink:type="simple" xlink:href="https://mel.fm/otnosheniya_s_detmi/529837-roditelsky-pofigizm" text:style-name="Internet_20_link" text:visited-style-name="Visited_20_Internet_20_Link">«сам разберется»</text:a> (4)</text:p>
          </table:table-cell>
        </table:table-row>
        <table:table-row>
          <table:table-cell table:style-name="Таблица1.A2" office:value-type="string">
            <text:p text:style-name="P10">Наказание</text:p>
          </table:table-cell>
          <table:table-cell table:style-name="Таблица1.A2" office:value-type="string">
            <text:p text:style-name="P9">Переизбыток</text:p>
            <text:p text:style-name="P9"><text:a xlink:type="simple" xlink:href="https://mel.fm/detskaya_psikhologiya/3907854-frighten" text:style-name="Internet_20_link" text:visited-style-name="Visited_20_Internet_20_Link">страх</text:a> (3)</text:p>
            <text:p text:style-name="P9"><text:a xlink:type="simple" xlink:href="https://mel.fm/detskaya_psikhologiya/3907854-frighten" text:style-name="Internet_20_link" text:visited-style-name="Visited_20_Internet_20_Link">угрозы</text:a> (1)</text:p>
            <text:p text:style-name="P9"><text:a xlink:type="simple" xlink:href="https://mel.fm/detskaya_psikhologiya/3907854-frighten" text:style-name="Internet_20_link" text:visited-style-name="Visited_20_Internet_20_Link">не любить</text:a> (2)</text:p>
          </table:table-cell>
          <table:table-cell table:style-name="Таблица1.C3" office:value-type="string">
            <text:p text:style-name="P9">Недостаток</text:p>
            <text:p text:style-name="P9">безнаказанность</text:p>
          </table:table-cell>
        </table:table-row>
        <table:table-row>
          <table:table-cell table:style-name="Таблица1.A2" office:value-type="string">
            <text:p text:style-name="P10">Защита</text:p>
          </table:table-cell>
          <table:table-cell table:style-name="Таблица1.A2" office:value-type="string">
            <text:p text:style-name="P9">Переизбыток</text:p>
            <text:p text:style-name="P9">развитие неспособности постоять за себя</text:p>
          </table:table-cell>
          <table:table-cell table:style-name="Таблица1.C3" office:value-type="string">
            <text:p text:style-name="P9">Недостаток</text:p>
            <text:p text:style-name="P9"><text:a xlink:type="simple" xlink:href="https://mel.fm/detskaya_psikhologiya/9461235-relations" text:style-name="Internet_20_link" text:visited-style-name="Visited_20_Internet_20_Link">отсутствие защиты</text:a> (1)</text:p>
          </table:table-cell>
        </table:table-row>
        <text:soft-page-break/>
        <table:table-row>
          <table:table-cell table:style-name="Таблица1.A2" office:value-type="string">
            <text:p text:style-name="P10">Честность</text:p>
          </table:table-cell>
          <table:table-cell table:style-name="Таблица1.A2" office:value-type="string">
            <text:p text:style-name="P9">Переизбыток</text:p>
            <text:p text:style-name="P9">сверхоткровенность</text:p>
            <text:p text:style-name="P9"><text:a xlink:type="simple" xlink:href="https://mel.fm/detskaya_psikhologiya/9572130-harmful_advice" text:style-name="Internet_20_link" text:visited-style-name="Visited_20_Internet_20_Link">«поверенный»</text:a> (7)</text:p>
          </table:table-cell>
          <table:table-cell table:style-name="Таблица1.C3" office:value-type="string">
            <text:p text:style-name="P9">недостаток</text:p>
            <text:p text:style-name="P9"><text:a xlink:type="simple" xlink:href="https://mel.fm/detskaya_psikhologiya/9461235-relations" text:style-name="Internet_20_link" text:visited-style-name="Visited_20_Internet_20_Link">Нечестность</text:a> (2)</text:p>
            <text:p text:style-name="P9"/>
          </table:table-cell>
        </table:table-row>
        <table:table-row>
          <table:table-cell table:style-name="Таблица1.A2" office:value-type="string">
            <text:p text:style-name="P10">Доверие</text:p>
          </table:table-cell>
          <table:table-cell table:style-name="Таблица1.A2" office:value-type="string">
            <text:p text:style-name="P9">Переизбыток</text:p>
            <text:p text:style-name="P9">сверх-доверие</text:p>
          </table:table-cell>
          <table:table-cell table:style-name="Таблица1.C3" office:value-type="string">
            <text:p text:style-name="P9">Недостаток</text:p>
            <text:p text:style-name="P9"><text:a xlink:type="simple" xlink:href="https://mel.fm/otnosheniya-v-semye/8973021-control_freak" text:style-name="Internet_20_link" text:visited-style-name="Visited_20_Internet_20_Link">недоверие</text:a> (4)</text:p>
            <text:p text:style-name="P9"><text:a xlink:type="simple" xlink:href="https://mel.fm/otnosheniya-v-semye/8973021-control_freak" text:style-name="Internet_20_link" text:visited-style-name="Visited_20_Internet_20_Link">проверки</text:a> (5)</text:p>
          </table:table-cell>
        </table:table-row>
        <table:table-row>
          <table:table-cell table:style-name="Таблица1.A2" office:value-type="string">
            <text:p text:style-name="P10">Авторитетность</text:p>
            <text:p text:style-name="P10"><text:a xlink:type="simple" xlink:href="https://mel.fm/mmso/5382607-self_estimate" text:style-name="Internet_20_link" text:visited-style-name="Visited_20_Internet_20_Link">неправым может быть каждый</text:a> (4)</text:p>
          </table:table-cell>
          <table:table-cell table:style-name="Таблица1.A2" office:value-type="string">
            <text:p text:style-name="P9">Переизбыток</text:p>
            <text:p text:style-name="P9">развитие неспособности принимать решения</text:p>
            <text:p text:style-name="P9">«мама все исправит»</text:p>
          </table:table-cell>
          <table:table-cell table:style-name="Таблица1.C3" office:value-type="string">
            <text:p text:style-name="P9">Недостаток</text:p>
            <text:p text:style-name="P9"><text:a xlink:type="simple" xlink:href="https://mel.fm/otnosheniya_s_detmi/529837-roditelsky-pofigizm" text:style-name="Internet_20_link" text:visited-style-name="Visited_20_Internet_20_Link">родитель беспомощный</text:a> (2)</text:p>
            <text:p text:style-name="P9"><text:a xlink:type="simple" xlink:href="https://mel.fm/otnosheniya_s_detmi/529837-roditelsky-pofigizm" text:style-name="Internet_20_link" text:visited-style-name="Visited_20_Internet_20_Link"><text:span text:style-name="T8">без авторитета</text:span></text:a> (3)</text:p>
            <text:p text:style-name="P9"><text:a xlink:type="simple" xlink:href="https://mel.fm/otnosheniya_s_detmi/529837-roditelsky-pofigizm" text:style-name="Internet_20_link" text:visited-style-name="Visited_20_Internet_20_Link">«на меня нельзя расчитывать»</text:a> (5)</text:p>
            <text:p text:style-name="P9"><text:a xlink:type="simple" xlink:href="https://mel.fm/otnosheniya_s_detmi/529837-roditelsky-pofigizm" text:style-name="Internet_20_link" text:visited-style-name="Visited_20_Internet_20_Link">шантаж</text:a> (1)</text:p>
            <text:p text:style-name="P9"><text:a xlink:type="simple" xlink:href="https://mel.fm/otnosheniya_s_detmi/529837-roditelsky-pofigizm" text:style-name="Internet_20_link" text:visited-style-name="Visited_20_Internet_20_Link">советы по важным вопросам</text:a> (6)</text:p>
          </table:table-cell>
        </table:table-row>
        <table:table-row>
          <table:table-cell table:style-name="Таблица1.A2" office:value-type="string">
            <text:p text:style-name="P10">Мотивация</text:p>
            <text:p text:style-name="P10"><text:a xlink:type="simple" xlink:href="https://mel.fm/mmso/5382607-self_estimate" text:style-name="Internet_20_link" text:visited-style-name="Visited_20_Internet_20_Link">успех не главное</text:a> (1)</text:p>
            <text:p text:style-name="P10"><text:a xlink:type="simple" xlink:href="https://mel.fm/mmso/5382607-self_estimate" text:style-name="Internet_20_link" text:visited-style-name="Visited_20_Internet_20_Link"><text:span text:style-name="T8">обибаться не страшно</text:span></text:a> (2)</text:p>
          </table:table-cell>
          <table:table-cell table:style-name="Таблица1.A2" office:value-type="string">
            <text:p text:style-name="P9">Переизбыток</text:p>
            <text:p text:style-name="P9">принуждение</text:p>
            <text:p text:style-name="P9"><text:a xlink:type="simple" xlink:href="https://mel.fm/detskaya_psikhologiya/379152-unemployed" text:style-name="Internet_20_link" text:visited-style-name="Visited_20_Internet_20_Link">перегрузка</text:a> (1)</text:p>
            <text:p text:style-name="P9"><text:a xlink:type="simple" xlink:href="https://mel.fm/yege/4098562-ege_phrase" text:style-name="Internet_20_link" text:visited-style-name="Visited_20_Internet_20_Link">перегрузка</text:a> (4)</text:p>
          </table:table-cell>
          <table:table-cell table:style-name="Таблица1.C3" office:value-type="string">
            <text:p text:style-name="P9">Недостаток</text:p>
            <text:p text:style-name="P9"><text:a xlink:type="simple" xlink:href="https://mel.fm/detskaya_psikhologiya/9572130-harmful_advice" text:style-name="Internet_20_link" text:visited-style-name="Visited_20_Internet_20_Link">внушение чувства ущербности</text:a> (3)</text:p>
            <text:p text:style-name="P9"><text:a xlink:type="simple" xlink:href="https://mel.fm/problema_i_resheniye/1738065-real_loser" text:style-name="Internet_20_link" text:visited-style-name="Visited_20_Internet_20_Link">сомнение в успехе</text:a> (6)</text:p>
          </table:table-cell>
        </table:table-row>
        <table:table-row>
          <table:table-cell table:style-name="Таблица1.A2" office:value-type="string">
            <text:p text:style-name="P10">Отношение к интересам и склонностям</text:p>
          </table:table-cell>
          <table:table-cell table:style-name="Таблица1.A2" office:value-type="string">
            <text:p text:style-name="P9">переизбыток</text:p>
            <text:p text:style-name="P9">«занимайся чем хочешь»</text:p>
          </table:table-cell>
          <table:table-cell table:style-name="Таблица1.C3" office:value-type="string">
            <text:p text:style-name="P9">Недостаток</text:p>
            <text:p text:style-name="P9"><text:a xlink:type="simple" xlink:href="https://mel.fm/detskaya_psikhologiya/4256038-no_talent" text:style-name="Internet_20_link" text:visited-style-name="Visited_20_Internet_20_Link">игнорирование склонностей</text:a> (1, 6)</text:p>
            <text:p text:style-name="P9"><text:a xlink:type="simple" xlink:href="https://mel.fm/detskaya_psikhologiya/4256038-no_talent" text:style-name="Internet_20_link" text:visited-style-name="Visited_20_Internet_20_Link">занят не тем</text:a> (2)</text:p>
            <text:p text:style-name="P9"><text:soft-page-break/><text:a xlink:type="simple" xlink:href="https://mel.fm/detskaya_psikhologiya/4256038-no_talent" text:style-name="Internet_20_link" text:visited-style-name="Visited_20_Internet_20_Link"><text:span text:style-name="T8">интересы бесмысленны</text:span></text:a> (4)</text:p>
            <text:p text:style-name="P9"><text:a xlink:type="simple" xlink:href="https://mel.fm/detskaya_psikhologiya/4256038-no_talent" text:style-name="Internet_20_link" text:visited-style-name="Visited_20_Internet_20_Link">запрет иметь хобби</text:a> (5)</text:p>
          </table:table-cell>
        </table:table-row>
        <table:table-row>
          <table:table-cell table:style-name="Таблица1.A2" office:value-type="string">
            <text:p text:style-name="P10">Самостоятельность</text:p>
          </table:table-cell>
          <table:table-cell table:style-name="Таблица1.A2" office:value-type="string">
            <text:p text:style-name="P9">Переизбыток</text:p>
            <text:p text:style-name="P9">«все сам»</text:p>
          </table:table-cell>
          <table:table-cell table:style-name="Таблица1.C3" office:value-type="string">
            <text:p text:style-name="P9">Недостаток</text:p>
            <text:p text:style-name="P9"><text:a xlink:type="simple" xlink:href="https://mel.fm/detskaya_psikhologiya/9572130-harmful_advice" text:style-name="Internet_20_link" text:visited-style-name="Visited_20_Internet_20_Link">запрет быт и деньги</text:a> (4)</text:p>
            <text:p text:style-name="P9">«я сама»</text:p>
          </table:table-cell>
        </table:table-row>
        <table:table-row>
          <table:table-cell table:style-name="Таблица1.A2" office:value-type="string">
            <text:p text:style-name="P10">Влияние на восприятие внешности</text:p>
            <text:p text:style-name="P10"><text:a xlink:type="simple" xlink:href="https://mel.fm/mmso/5382607-self_estimate" text:style-name="Internet_20_link" text:visited-style-name="Visited_20_Internet_20_Link">с тобой все в порядке</text:a> (3)</text:p>
          </table:table-cell>
          <table:table-cell table:style-name="Таблица1.A2" office:value-type="string">
            <text:p text:style-name="P9">Переизбыток</text:p>
          </table:table-cell>
          <table:table-cell table:style-name="Таблица1.C3" office:value-type="string">
            <text:p text:style-name="P9">Недостаток</text:p>
            <text:p text:style-name="P9"><text:a xlink:type="simple" xlink:href="https://mel.fm/detskaya_psikhologiya/9084531-freak" text:style-name="Internet_20_link" text:visited-style-name="Visited_20_Internet_20_Link">развитие комплексов</text:a> (1)</text:p>
            <text:p text:style-name="P9"><text:a xlink:type="simple" xlink:href="https://mel.fm/detskaya_psikhologiya/9084531-freak" text:style-name="Internet_20_link" text:visited-style-name="Visited_20_Internet_20_Link">внешность- главное</text:a> (2)</text:p>
            <text:p text:style-name="P9"><text:a xlink:type="simple" xlink:href="https://mel.fm/detskaya_psikhologiya/9084531-freak" text:style-name="Internet_20_link" text:visited-style-name="Visited_20_Internet_20_Link">критика внешности</text:a> (3)</text:p>
            <text:p text:style-name="P9"><text:a xlink:type="simple" xlink:href="https://mel.fm/detskaya_psikhologiya/9084531-freak" text:style-name="Internet_20_link" text:visited-style-name="Visited_20_Internet_20_Link">противоречия</text:a> (5)</text:p>
            <text:p text:style-name="P9"><text:a xlink:type="simple" xlink:href="https://mel.fm/detskaya_psikhologiya/9084531-freak" text:style-name="Internet_20_link" text:visited-style-name="Visited_20_Internet_20_Link">страх старости</text:a> (6)</text:p>
          </table:table-cell>
        </table:table-row>
        <table:table-row>
          <table:table-cell table:style-name="Таблица1.A2" office:value-type="string">
            <text:p text:style-name="P10">Аперирование опытом</text:p>
            <text:p text:style-name="P10"><text:a xlink:type="simple" xlink:href="https://mel.fm/mmso/5382607-self_estimate" text:style-name="Internet_20_link" text:visited-style-name="Visited_20_Internet_20_Link">несправедливость есть</text:a> (5)</text:p>
          </table:table-cell>
          <table:table-cell table:style-name="Таблица1.A2" office:value-type="string">
            <text:p text:style-name="P9">Переизбыток</text:p>
            <text:p text:style-name="P9"><text:a xlink:type="simple" xlink:href="https://mel.fm/detskaya_psikhologiya/9084531-freak" text:style-name="Internet_20_link" text:visited-style-name="Visited_20_Internet_20_Link">конкуренция</text:a> (4)</text:p>
            <text:p text:style-name="P9"><text:a xlink:type="simple" xlink:href="https://mel.fm/detskaya_psikhologiya/379152-unemployed" text:style-name="Internet_20_link" text:visited-style-name="Visited_20_Internet_20_Link">не достигнет уровня родителей</text:a> (2)</text:p>
          </table:table-cell>
          <table:table-cell table:style-name="Таблица1.C3" office:value-type="string">
            <text:p text:style-name="P9">недостаток</text:p>
          </table:table-cell>
        </table:table-row>
        <table:table-row>
          <table:table-cell table:style-name="Таблица1.A2" office:value-type="string">
            <text:p text:style-name="P10">Уверенность в достижениях</text:p>
          </table:table-cell>
          <table:table-cell table:style-name="Таблица1.A2" office:value-type="string">
            <text:p text:style-name="P9">Переизбыток</text:p>
            <text:p text:style-name="P9"><text:a xlink:type="simple" xlink:href="https://mel.fm/yege/4098562-ege_phrase" text:style-name="Internet_20_link" text:visited-style-name="Visited_20_Internet_20_Link">тревожность</text:a> (2)</text:p>
            <text:p text:style-name="P9"><text:a xlink:type="simple" xlink:href="https://mel.fm/yege/4098562-ege_phrase" text:style-name="Internet_20_link" text:visited-style-name="Visited_20_Internet_20_Link">запугивания</text:a> (1)</text:p>
          </table:table-cell>
          <table:table-cell table:style-name="Таблица1.C3" office:value-type="string">
            <text:p text:style-name="P9">Недостаток</text:p>
            <text:p text:style-name="P9"><text:a xlink:type="simple" xlink:href="https://mel.fm/yege/4098562-ege_phrase" text:style-name="Internet_20_link" text:visited-style-name="Visited_20_Internet_20_Link">сомнения</text:a> (3)</text:p>
          </table:table-cell>
        </table:table-row>
        <table:table-row>
          <table:table-cell table:style-name="Таблица1.A2" office:value-type="string">
            <text:p text:style-name="P10">Экономия</text:p>
          </table:table-cell>
          <table:table-cell table:style-name="Таблица1.A2" office:value-type="string">
            <text:p text:style-name="P9">Переизбыток</text:p>
            <text:p text:style-name="P9"><text:a xlink:type="simple" xlink:href="https://mel.fm/detskaya_psikhologiya/671895-greed" text:style-name="Internet_20_link" text:visited-style-name="Visited_20_Internet_20_Link">жадность</text:a> </text:p>
            <text:p text:style-name="P9"><text:a xlink:type="simple" xlink:href="https://mel.fm/detskaya_psikhologiya/671895-greed" text:style-name="Internet_20_link" text:visited-style-name="Visited_20_Internet_20_Link">заставлять делиться</text:a> (1)</text:p>
            <text:p text:style-name="P9"><text:a xlink:type="simple" xlink:href="https://mel.fm/detskaya_psikhologiya/671895-greed" text:style-name="Internet_20_link" text:visited-style-name="Visited_20_Internet_20_Link">раздаривание вещей</text:a> (2)</text:p>
            <text:p text:style-name="P9"><text:soft-page-break/><text:a xlink:type="simple" xlink:href="https://mel.fm/detskaya_psikhologiya/671895-greed" text:style-name="Internet_20_link" text:visited-style-name="Visited_20_Internet_20_Link">отсутствие подарков и сюрпризов</text:a> (3)</text:p>
            <text:p text:style-name="P9"><text:a xlink:type="simple" xlink:href="https://mel.fm/detskaya_psikhologiya/671895-greed" text:style-name="Internet_20_link" text:visited-style-name="Visited_20_Internet_20_Link">развитие завистливости</text:a> (5)</text:p>
          </table:table-cell>
          <table:table-cell table:style-name="Таблица1.C3" office:value-type="string">
            <text:p text:style-name="P9"/>
          </table:table-cell>
        </table:table-row>
      </table:table>
      <text:p text:style-name="P2"><text:span text:style-name="T1"/></text:p>
      <text:p text:style-name="P2"><text:span text:style-name="T1"/></text:p>
      <text:p text:style-name="P2"><text:span text:style-name="T1"/></text:p>
      <text:p text:style-name="P2"><text:span text:style-name="T1"/></text:p>
      <text:h text:style-name="P13" text:outline-level="2"><text:span text:style-name="T2">Похвала.</text:span></text:h>
      <text:p text:style-name="P2"><text:span text:style-name="T1">Похвала это один из самых мощных инструментов мотивации. Искреннее одобрение, положительная оценка дают ребенку понять правильность своего действия.</text:span></text:p>
      <text:p text:style-name="P2"><text:span text:style-name="T1">Как </text:span><text:span text:style-name="T3">правильно</text:span><text:span text:style-name="T1"> выразить одобрение?</text:span><text:span text:style-name="T4"> Похвала не должна быть взбалмошной. Похвала должна быть </text:span><text:span text:style-name="T5">признанием</text:span><text:span text:style-name="T4">!</text:span></text:p>
      <text:p text:style-name="P4"><text:span text:style-name="T1">«Ты»</text:span><text:span text:style-name="T7">:</text:span></text:p>
      <text:list xml:id="list2552332101398368787" text:style-name="диалог">
        <text:list-item>
          <text:p text:style-name="P6"><text:span text:style-name="T1">Ты такой смелый!</text:span></text:p>
        </text:list-item>
        <text:list-item>
          <text:p text:style-name="P6"><text:span text:style-name="T1">Ты молодец!</text:span></text:p>
        </text:list-item>
        <text:list-item>
          <text:p text:style-name="P6"><text:span text:style-name="T1">Ты мне очень помог!</text:span></text:p>
        </text:list-item>
      </text:list>
      <text:p text:style-name="P7"><text:span text:style-name="T1">«Я»:</text:span></text:p>
      <text:list xml:id="list36499938" text:continue-numbering="true" text:style-name="диалог">
        <text:list-item>
          <text:p text:style-name="P6"><text:soft-page-break/><text:span text:style-name="T1">Я очень рада!</text:span></text:p>
        </text:list-item>
        <text:list-item>
          <text:p text:style-name="P6"><text:span text:style-name="T1">Я горжусь тобой!</text:span></text:p>
        </text:list-item>
      </text:list>
      <text:p text:style-name="P5"><text:span text:style-name="T1">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span></text:p>
      <text:p text:style-name="P5"><text:span text:style-name="T1">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его нужно развивать, даже не смотря на то, задатки есть.</text:span></text:p>
      <text:p text:style-name="P5"><text:span text:style-name="T1">Такая похвала помогает развить в ребенке стремление развиваться. Благодаря этому он не будет бояться новых начинаний, несмотря на то, что это подразумевает риск неудачи.</text:span></text:p>
      <text:list xml:id="list36498535" text:continue-numbering="true" text:style-name="диалог">
        <text:list-item>
          <text:p text:style-name="P6"><text:span text:style-name="T1">Не получилось? Ничего страшного, сейчас исправим. Ты почти все сделал правильно.</text:span></text:p>
        </text:list-item>
      </text:list>
      <text:p text:style-name="Text_20_body"><text:span text:style-name="T6">Неудачи нужно не критиковать, а помогать исправить, делая акценты на положительных качествах ребенка.</text:span></text:p>
      <text:p text:style-name="Text_20_body"><text:soft-page-break/><text:span text:style-name="T6">В любом случае, критика или похвала должна быть направлена не на ребенка, а на его действия.</text:span></text:p>
      <text:p text:style-name="Subtitle"><text:span text:style-name="T6">* * *</text:span></text:p>
      <text:p text:style-name="P2"><text:span text:style-name="T1">Захвалить ребенка просто. И по делу и без, родители считали, что их ребенок — гений! Направо и налево, в его присутствии или нет, они расхваливали, перехваливали и выхваливали свое чадо!</text:span></text:p>
      <text:list xml:id="list36494858" text:continue-numbering="true" text:style-name="диалог">
        <text:list-item>
          <text:p text:style-name="P3"><text:span text:style-name="T1">Петенька! Ты покакал! Какой молодец! Мы гордимся тобой!</text:span></text:p>
        </text:list-item>
      </text:list>
      <text:p text:style-name="P2"><text:span text:style-name="T1">А Петеньке уже 40 лет... И Петенька горд, что покакал!</text:span></text:p>
      <text:p text:style-name="P2"><text:span text:style-name="T1">Чрезмерная похвала демотивировала. Она научила ребенка тому, что он итак сверх-талантлив и не за чем прилагать усилия для достижения большего успеха. Это ни к чему. Раньше он итак никаких усилий не прилагал, а теперь и вовсе перестал стараться.</text:span></text:p>
      <text:p text:style-name="P2"><text:span text:style-name="T1">Со временем ребенку требовалось все больше и больше похвалы, а трудоспособность, наоборот, упала. Такой </text:span><text:span text:style-name="T4">человек</text:span><text:span text:style-name="T1"> верит в свое превосходство, а, как вы понимаете, во взрослой жизни родителей рядом нет.</text:span></text:p>
      <text:p text:style-name="P2"><text:soft-page-break/><text:span text:style-name="T1">Ему внушили, что тот, кто не хвалит — завидует. А тот, кто недооценил — ничего не понимает.</text:span></text:p>
      <text:p text:style-name="P2"><text:span text:style-name="T1">Такой ребенок обычно вырастает неудачником, человеком, неспособным к каким-либо достижениям, но при этом слишком самоуверенным и высокомерным. Взрослея, такой человек испытывает жажду признания, которыми его пичкали родители и готов пойти на многое, чтобы этого признания добиться.</text:span></text:p>
      <text:p text:style-name="P2"><text:span text:style-name="T1">Встретив человека, которого в детстве шибко расхваливали, вам покажется, что он приятный и учтивый собеседник. С ним легко вести диалог. Он вежлив и обладает хорошими манерами. Особенно при знакомстве.</text:span></text:p>
      <text:p text:style-name="P2"><text:span text:style-name="T1">В последствии же выясниться, что у такого общения есть своя цель — вызвать интерес к собственной персоне. Выпячивая свои выдуманные и не выдуманные хорошие качества, он манипулирует собеседником для получения новой дозы похвалы и восхищения.</text:span></text:p>
      <text:p text:style-name="P2"><text:span text:style-name="T1">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он начинает обвинять в зависти, обижаться, придираться и строить козни.</text:span></text:p>
      <text:h text:style-name="P12" text:outline-level="3"><text:span text:style-name="T1">Недостаток похвалы.</text:span></text:h>
      <text:p text:style-name="Text_20_body"><text:span text:style-name="T1">Если же похвалы было слишком мало, то ребенок в какой-то момент понимает, что его не любят. Подобное воспитание нанесло психологическую травму ребенку, что сильно сказалось на его развитии.</text:span></text:p>
      <text:p text:style-name="Text_20_body"><text:span text:style-name="T1">Там, где нет похвалы, обычно есть место критике и обвинениям:</text:span></text:p>
      <text:list xml:id="list36487803" text:continue-numbering="true" text:style-name="диалог">
        <text:list-item>
          <text:p text:style-name="P8"><text:span text:style-name="T1">У всех дети, как дети, а у нас…</text:span></text:p>
        </text:list-item>
      </text:list>
      <text:p text:style-name="Text_20_body"><text:span text:style-name="T1">Также, отсутствие похвалы может сопровождаться постоянными сравнениями:</text:span></text:p>
      <text:list xml:id="list36475470" text:continue-numbering="true" text:style-name="диалог">
        <text:list-item>
          <text:p text:style-name="P8"><text:span text:style-name="T1">Почему Петя и Маша могут, а ты нет?</text:span></text:p>
        </text:list-item>
      </text:list>
      <text:p text:style-name="Text_20_body"><text:span text:style-name="T1">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старался не быть собой.</text:span></text:p>
      <text:p text:style-name="Text_20_body"><text:span text:style-name="T1">Такой ребенок стал очень неуверенным в себе и в своих силах. Все </text:span><text:span text:style-name="T4">свои</text:span><text:span text:style-name="T1"> </text:span><text:soft-page-break/><text:span text:style-name="T1">старания начал направлять на то, чтобы заслужить поощрение и угодить требовательным маме и папе, чтобы добиться от них положительной оценки. Но и этого, как правило, было недостаточно:</text:span></text:p>
      <text:list xml:id="list36499409" text:continue-numbering="true" text:style-name="диалог">
        <text:list-item>
          <text:p text:style-name="P8"><text:span text:style-name="T1">Ты получил пять по математике? Хорошо, НО ЕСЛИ БЫ ТЫ ЕЩЕ и по английскому пять получил... — часто слышал ребенок от своих воспитателей.</text:span></text:p>
        </text:list-item>
        <text:list-item>
          <text:p text:style-name="P8"><text:span text:style-name="T1">Прибежал на физкультуре вторым из всех классов — молодец, но почему не первый?!</text:span></text:p>
        </text:list-item>
      </text:list>
      <text:p text:style-name="Text_20_body"><text:span text:style-name="T1">Отсутствие похвалы это откровенное равнодушие к стараниям малого. Он опечален тем фактом, что родителям все равно, сколько бы усилий он приложил для достижения результата.</text:span></text:p>
      <text:p text:style-name="Text_20_body"><text:span text:style-name="T1">Он перестает стараться, ведь что бы он не сделал и каких бы высот не достиг — родители останутся недовольны. Ребенок перестает слушаться взрослых</text:span></text:p>
      <text:p text:style-name="Text_20_body"><text:span text:style-name="T1">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text:span><text:soft-page-break/><text:span text:style-name="T1">такие моменты ребенок слышит:</text:span></text:p>
      <text:p text:style-name="Text_20_body"><text:span text:style-name="T1">Будешь баловаться, мы тебя этому дяде отдадим/сдадим в полицию/папу позову и он тебя накажет...</text:span></text:p>
      <text:p text:style-name="Text_20_body"><text:span text:style-name="T1">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span></text:p>
      <text:p text:style-name="Text_20_body"><text:span text:style-name="T1">Нельзя.</text:span></text:p>
      <text:p text:style-name="Text_20_body"><text:span text:style-name="T1">Не плачь.</text:span></text:p>
      <text:p text:style-name="Text_20_body"><text:span text:style-name="T1">Ты должен.</text:span></text:p>
      <text:p text:style-name="Text_20_body"><text:span text:style-name="T1">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span></text:p>
      <text:p text:style-name="Text_20_body"><text:span text:style-name="T1">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span></text:p>
      <text:p text:style-name="Text_20_body"><text:soft-page-break/><text:span text:style-name="T1">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span></text:p>
      <text:p text:style-name="Text_20_body"><text:span text:style-name="T1">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span></text:p>
      <text:p text:style-name="Text_20_body"><text:span text:style-name="T1">Желания ребенка игнорировались, потребности и склонности не принимались во внимание.</text:span></text:p>
      <text:p text:style-name="Text_20_body"><text:span text:style-name="T1">Мама лучше знает...</text:span></text:p>
      <text:p text:style-name="Text_20_body"><text:span text:style-name="T1">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span></text:p>
      <text:p text:style-name="Text_20_body"><text:span text:style-name="T1">Ребенок капризничал, чтобы добиться желаемого. Если родители поощряли его в этом, он выделил эту манеру поведения, как действенный способ что-</text:span><text:soft-page-break/><text:span text:style-name="T1">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span></text:p>
      <text:p text:style-name="Text_20_body"><text:span text:style-name="T1">Такой стиль воспитания может развить нарциссическое расстройство личности в психике ребенка. Он начинает верить в свое превосходство, как правило сильно преувеличенное родителями, и приучается сам переоценивать свои достоинства.</text:span></text:p>
      <text:p text:style-name="Text_20_body"><text:span text:style-name="T1">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span></text:p>
      <text:p text:style-name="Text_20_body"><text:span text:style-name="T1">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span></text:p>
      <text:p text:style-name="Text_20_body"><text:span text:style-name="T1">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span></text:p>
      <text:p text:style-name="Text_20_body"><text:soft-page-break/><text:span text:style-name="T1">У всех дети, как дети, а у нас…</text:span></text:p>
      <text:p text:style-name="Text_20_body"><text:span text:style-name="T1">Почему Петя и Маша могут, а ты нет?</text:span></text:p>
      <text:p text:style-name="Text_20_body"><text:span text:style-name="T1">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старался не быть собой.</text:span></text:p>
      <text:p text:style-name="Text_20_body"><text:span text:style-name="T1">Все эти старания были направлены на то, чтобы заслужить поощрение и угодить требовательным маме и папе. Но и этого, как правило, было недостаточно.</text:span></text:p>
      <text:p text:style-name="Text_20_body"><text:span text:style-name="T1">Ты получил пять по математике? Хорошо, НО ЕСЛИ БЫ ТЫ ЕЩЕ и по английскому пять получил... — часто слышал ребенок от своих воспитателей.</text:span></text:p>
      <text:p text:style-name="Text_20_body"><text:span text:style-name="T1">Он не верил в свои силы и искал опору в окружающих, зачастую у самых близких ему людей — родителей. К тому же ранняя оценка достижений родителей может стать причиной возникновения нарциссизма. Малейшее достижение оценивается уже самим ребенком — я хороший. В последствии вся его жизнь может быть направлена на достижение успеха.</text:span></text:p>
      <text:p text:style-name="Text_20_body"><text:span text:style-name="T1">Также нарциссизм может развиться от взаимодействия с нарциссическими </text:span><text:soft-page-break/><text:span text:style-name="T1">людьми. В случае травматического опыта такое взаимодействие оставляет специфический след, называемый «нарциссической травмой».</text:span></text:p>
      <text:p text:style-name="Text_20_body"><text:span text:style-name="T1">«Нарциссическая травма» представляет собой настолько сильную уязвимость к стыду, что этот стыд блокируется человеком и больше его не испытывает. Также такая травма способствует труднодостижимому пониманию что такое личные границы между людьми.</text:span></text:p>
      <text:p text:style-name="Text_20_body"><text:span text:style-name="T1"/></text:p>
      <text:p text:style-name="Text_20_body"><text:span text:style-name="T1">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span></text:p>
      <text:p text:style-name="Text_20_body"><text:span text:style-name="T1">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span></text:p>
      <text:p text:style-name="Text_20_body"><text:span text:style-name="T1">Но неуверенность остается, что заметно по напряженности и нервозности при различных сложных обстоятельствах.</text:span></text:p>
      <text:p text:style-name="Text_20_body"><text:span text:style-name="T1">Мы думали, что ты справишься...</text:span></text:p>
      <text:p text:style-name="Text_20_body"><text:span text:style-name="T1">Такое воспитание лишь мотивировало ребенка на постоянное доказывание </text:span><text:soft-page-break/><text:span text:style-name="T1">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span></text:p>
      <text:p text:style-name="Text_20_body"><text:span text:style-name="T1">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span></text:p>
      <text:p text:style-name="Text_20_body"><text:span text:style-name="T1">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span></text:p>
      <text:p text:style-name="Text_20_body"><text:span text:style-name="T1">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span></text:p>
      <text:p text:style-name="Text_20_body"><text:soft-page-break/><text:span text:style-name="T1">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span></text:p>
      <text:p text:style-name="Text_20_body"><text:span text:style-name="T1">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span></text:p>
      <text:p text:style-name="Text_20_body"><text:span text:style-name="T1"/></text:p>
      <text:p text:style-name="Text_20_body"><text:span text:style-name="T1">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span></text:p>
      <text:p text:style-name="Text_20_body"><text:span text:style-name="T1">Чрезмерные спланированность и контроль его детства родителями не допустили возможности приобретения им любых жизненно полезных </text:span><text:soft-page-break/><text:span text:style-name="T1">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span></text:p>
      <text:p text:style-name="Text_20_body"><text:span text:style-name="T1">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span></text:p>
      <text:p text:style-name="Text_20_body"><text:span text:style-name="T1">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он, но, к сожалению — не знает как. Ведь все решала заботливая мама или строгий папа.</text:span></text:p>
      <text:p text:style-name="Text_20_body"><text:span text:style-name="T1">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span></text:p>
      <text:p text:style-name="Text_20_body"><text:span text:style-name="T1">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text:span><text:soft-page-break/><text:span text:style-name="T1">возрасте, желания остальных им тоже не учитываются.</text:span></text:p>
      <text:p text:style-name="Text_20_body"><text:span text:style-name="T1">Для него это норма, ведь он так вырос.</text:span></text:p>
      <text:p text:style-name="Text_20_body"><text:span text:style-name="T1">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span></text:p>
      <text:p text:style-name="Text_20_body"><text:span text:style-name="T1">Мы папе не скажем...</text:span></text:p>
      <text:p text:style-name="Text_20_body"><text:span text:style-name="T1">Это болезненные ощущения для ребенка. Ему приходится выбирать между двумя людьми, кото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span></text:p>
      <text:p text:style-name="Text_20_body"><text:span text:style-name="T1">Случай, когда родители объединяются против ребенка я даже рассматривать не буду. Понятно и так, что это травмирует детскую психику.</text:span></text:p>
      <text:p text:style-name="Text_20_body"><text:span text:style-name="T1">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text:span><text:soft-page-break/><text:span text:style-name="T1">высказывать свои эмоции в слух.</text:span></text:p>
      <text:p text:style-name="Text_20_body"><text:span text:style-name="T1">Как бы то ни было, доверие для абьюзера это закрытая область взаимоотношений с окружающими людьми.</text:span></text:p>
      <text:p text:style-name="Text_20_body"><text:span text:style-name="T1">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span></text:p>
      <text:p text:style-name="Text_20_body"><text:span text:style-name="T1">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span></text:p>
      <text:p text:style-name="Text_20_body"><text:span text:style-name="T1">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text:span><text:soft-page-break/><text:span text:style-name="T1">головного мозга.</text:span></text:p>
      <text:p text:style-name="Text_20_body"><text:span text:style-name="T1">Неряшливость может возникнуть из-за подражания одному или обоим родителям.</text:span></text:p>
      <text:p text:style-name="Text_20_body"><text:span text:style-name="T1">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span></text:p>
      <text:p text:style-name="Text_20_body"><text:span text:style-name="T1">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span></text:p>
      <text:p text:style-name="Text_20_body"><text:span text:style-name="T1">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span></text:p>
      <text:p text:style-name="Text_20_body"><text:span text:style-name="T1">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text:span><text:soft-page-break/><text:span text:style-name="T1">могли справиться с собственными эмоциями, наказывая ребенка за безобидные детские шалости и ставили его в рамки строгой манерой воспитания.</text:span></text:p>
      <text:p text:style-name="Text_20_body"><text:span text:style-name="T1">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span></text:p>
      <text:p text:style-name="Text_20_body"><text:span text:style-name="T1">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span></text:p>
      <text:p text:style-name="Text_20_body"><text:span text:style-name="T1">Либо так, либо наказание.</text:span></text:p>
      <text:p text:style-name="Text_20_body"><text:span text:style-name="T1">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text:span><text:soft-page-break/><text:span text:style-name="T1">справиться с этими проблемами.</text:span></text:p>
      <text:p text:style-name="Text_20_body"><text:span text:style-name="T1">— Ты должен уметь постоять за себя...</text:span></text:p>
      <text:p text:style-name="Text_20_body"><text:span text:style-name="T1">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span></text:p>
      <text:p text:style-name="Text_20_body"><text:span text:style-name="T1">Сегодня не куплю — завтра куплю...</text:span></text:p>
      <text:p text:style-name="Text_20_body"><text:span text:style-name="T1">И на следующий день те же обещания. Ребенку приходилось ждать нужного «завтра», что могло спровоцировать в нем развитие нервозности и непослушания.</text:span></text:p>
      <text:p text:style-name="Text_20_body"><text:span text:style-name="T1">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span></text:p>
      <text:p text:style-name="Text_20_body"><text:span text:style-name="T1">Родители не демонстрировали ему должным образом чистоплотность своего поведения, и ребенок считает такое поведение нормой.</text:span></text:p>
      <text:p text:style-name="Text_20_body"><text:span text:style-name="T1">За честность не наказывают в нормальных семьях. В деструктивных семьях </text:span><text:soft-page-break/><text:span text:style-name="T1">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span></text:p>
      <text:p text:style-name="Text_20_body"><text:span text:style-name="T1">В такой семье разбить вазу подобно кошмару, который повергал ребенка в панику, и он был готов на все, лишь бы не попасть под тяжелую папину руку.</text:span></text:p>
      <text:p text:style-name="Text_20_body"><text:span text:style-name="T1">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span></text:p>
      <text:p text:style-name="Text_20_body"><text:span text:style-name="T1">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span></text:p>
      <text:p text:style-name="Text_20_body"><text:span text:style-name="T1">Ты не ценишь меня.</text:span></text:p>
      <text:p text:style-name="Text_20_body"><text:span text:style-name="T1">Ты не любишь меня.</text:span></text:p>
      <text:p text:style-name="Text_20_body"><text:span text:style-name="T1">Тебе со мной не интересно...</text:span></text:p>
      <text:p text:style-name="Text_20_body"><text:soft-page-break/><text:span text:style-name="T1">И обида. Мама надевает «Лицо», хватается за сердце, демонстративно приходит в уныние со словами:</text:span></text:p>
      <text:p text:style-name="Text_20_body"><text:span text:style-name="T1">Родители не вечны...</text:span></text:p>
      <text:p text:style-name="Text_20_body"><text:span text:style-name="T1">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в жопу без мыла, пардон, в душу без стука.</text:span></text:p>
      <text:p text:style-name="Text_20_body"><text:span text:style-name="T1">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span></text:p>
      <text:p text:style-name="Text_20_body"><text:span text:style-name="T1">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span></text:p>
      <text:p text:style-name="Text_20_body"><text:span text:style-name="T1">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span></text:p>
      <text:p text:style-name="Text_20_body"><text:soft-page-break/><text:span text:style-name="T1">Получил пять по математике — нужно еще и по географии пять. Получил тройку — бестолочь, в кого ты у нас такой!?</text:span></text:p>
      <text:p text:style-name="Text_20_body"><text:span text:style-name="T1">Прибежал на физкультуре вторым из всех классов — почему не первый?</text:span></text:p>
      <text:p text:style-name="Text_20_body"><text:span text:style-name="T1">И так можно перечислять до бесконечности.</text:span></text:p>
      <text:p text:style-name="Text_20_body"><text:span text:style-name="T1">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span></text:p>
      <text:p text:style-name="Text_20_body"><text:span text:style-name="T1">Он не прав, и родителям наплевать — вот что понимал ребенок после таких «душевных» разговоров.</text:span></text:p>
      <text:p text:style-name="Text_20_body"><text:span text:style-name="T1">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span></text:p>
      <text:p text:style-name="Text_20_body"><text:span text:style-name="T1">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span></text:p>
      <text:p text:style-name="Text_20_body"><text:soft-page-break/><text:span text:style-name="T1">Такое воспитание привязало ребенка к родителям очень крепко. Уйти во взрослую жизнь от таких родителей бывает крайне сложно.</text:span></text:p>
      <text:p text:style-name="Text_20_body"><text:span text:style-name="T1">Мы — твои друзья, а друзей не бросают...</text:span></text:p>
      <text:p text:style-name="Text_20_body"><text:span text:style-name="T1">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span></text:p>
      <text:p text:style-name="Text_20_body"><text:span text:style-name="T1">Отсюда хронические безденежье, игромания, бросание университета, алкоголь, наркотики... Разумеется, все это делает человека несамостоятельным и неприспособленным к нормальной жизни.</text:span></text:p>
      <text:p text:style-name="Text_20_body"><text:span text:style-name="T1">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span></text:p>
      <text:p text:style-name="Text_20_body"><text:span text:style-name="T1">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text:span><text:soft-page-break/><text:span text:style-name="T1">взрослый.</text:span></text:p>
      <text:p text:style-name="Text_20_body"><text:span text:style-name="T1">Помимо внутрисемейного влияния,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span></text:p>
      <text:p text:style-name="Text_20_body"><text:span text:style-name="T1">Нравится мальчик? Не говори подружкам — отобъют...</text:span></text:p>
      <text:p text:style-name="Text_20_body"><text:span text:style-name="T1">Петя не пошел с тобой гулять? Стало быть тренировка/уроки ему важнее друзей...</text:span></text:p>
      <text:p text:style-name="Text_20_body"><text:span text:style-name="T1">Это тот самый Петя, который во втором классе тебе подножку подставил?.. А... Понятно...</text:span></text:p>
      <text:p text:style-name="Text_20_body"><text:span text:style-name="T1">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span></text:p>
      <text:p text:style-name="Text_20_body"><text:span text:style-name="T1">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text:span><text:soft-page-break/><text:span text:style-name="T1">делали из них сюрпризы.</text:span></text:p>
      <text:p text:style-name="Text_20_body"><text:span text:style-name="T1">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span></text:p>
      <text:p text:style-name="Text_20_body"><text:span text:style-name="T1">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span></text:p>
      <text:p text:style-name="Text_20_body"><text:span text:style-name="T1">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span></text:p>
      <text:p text:style-name="Text_20_body"><text:span text:style-name="T1"/></text:p>
      <text:p text:style-name="Text_20_body"><text:span text:style-name="T1">Не исключено, что ребенок подвергался давлению посланиями, направленными на половую принадлежность.</text:span></text:p>
      <text:p text:style-name="Text_20_body"><text:span text:style-name="T1">Ты неряха, кто тебя замуж такую возьмет!</text:span></text:p>
      <text:p text:style-name="Text_20_body"><text:span text:style-name="T1">Такого тюфяка ни одна женщина не полюбит!</text:span></text:p>
      <text:p text:style-name="Text_20_body"><text:soft-page-break/><text:span text:style-name="T1">В последствии ребенок воспринимает свой пол за недостаток и начинает его стыдиться. Также, такой ребенок может начать опасаться, что приносит неудобство противоположному полу.</text:span></text:p>
      <text:p text:style-name="Text_20_body"><text:span text:style-name="T1">Воспитание также может быть и прямо противоположным, например:</text:span></text:p>
      <text:p text:style-name="Text_20_body"><text:span text:style-name="T1">Женщина должна... — говорят мальчику.</text:span></text:p>
      <text:p text:style-name="Text_20_body"><text:span text:style-name="T1">Мужчина должен... — говорят девочке.</text:span></text:p>
      <text:p text:style-name="Text_20_body"><text:span text:style-name="T1">Такое воспитание может наделить человека уверенностью в определенной власти и ценности в силу своего пола, что может сделать его требовательным и развить в нем некое потребительство по отношению к противоположному полу.</text:span></text:p>
      <text:p text:style-name="Text_20_body"><text:span text:style-name="T1">Особенно такое поведение может зародиться в ребенке, который рос в семье, где отец проявлял к матери по большей части эксплуатационное отношение или наоборот.</text:span></text:p>
      <text:p text:style-name="Text_20_body"><text:span text:style-name="T1">* * *</text:span></text:p>
      <text:p text:style-name="Text_20_body"><text:span text:style-name="T1">Довольно часто оказывается, что сам человек не виноват в своей жестокости по отношению к близким.</text:span></text:p>
      <text:p text:style-name="Text_20_body"><text:span text:style-name="T1">Под влиянием и давлением, его психика надломилась или поломалась. На </text:span><text:soft-page-break/><text:span text:style-name="T1">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span></text:p>
      <text:p text:style-name="Text_20_body"><text:span text:style-name="T1">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на самом деле, семья не дает всех ответов. Давайте сравним семьи, которые мы знаем.</text:span></text:p>
      <text:p text:style-name="Text_20_body"><text:span text:style-name="T1">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span></text:p>
      <text:p text:style-name="Text_20_body"><text:span text:style-name="T1">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span></text:p>
      <text:p text:style-name="Text_20_body"><text:soft-page-break/><text:span text:style-name="T1">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adornments="Regular"/>
    <style:font-face style:name="Arial1" svg:font-family="Arial" style:font-family-generic="swiss"/>
    <style:font-face style:name="Verdana" svg:font-family="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2" svg:font-family="Verdana" style:font-adornments="Обычный" style:font-family-generic="swiss" style:font-pitch="variable"/>
    <style:font-face style:name="Verdana1" svg:font-family="Verdana" style:font-adornments="Полужирный"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ru" fo:country="RU"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Arial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Arial1"/>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1" fo:font-size="14pt" fo:font-weight="bold" style:font-size-asian="17pt" style:font-weight-asian="bold" style:font-size-complex="17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2" fo:font-size="11pt" fo:font-style="normal" style:font-size-asian="14pt" style:font-style-asian="italic" style:font-size-complex="14pt" style:font-style-complex="italic"/>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1" fo:font-size="13pt" fo:font-weight="bold" style:font-size-asian="13.5pt" style:font-weight-asian="bold" style:font-size-complex="13.5pt"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Яна </meta:initial-creator>
    <meta:creation-date>2018-03-01T14:27:07.94</meta:creation-date>
    <dc:date>2018-03-01T16:29:39.16</dc:date>
    <dc:creator>Яна </dc:creator>
    <meta:editing-duration>PT1H14M</meta:editing-duration>
    <meta:editing-cycles>17</meta:editing-cycles>
    <meta:generator>OpenOffice/4.1.5$Win32 OpenOffice.org_project/415m1$Build-9789</meta:generator>
    <meta:document-statistic meta:table-count="1" meta:image-count="0" meta:object-count="0" meta:page-count="33" meta:paragraph-count="297" meta:word-count="4145" meta:character-count="28608"/>
  </office:meta>
</office:document-meta>
</file>